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family-generic="system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 style:list-style-name="L7">
      <style:text-properties officeooo:rsid="001f805f" officeooo:paragraph-rsid="00157f86"/>
    </style:style>
    <style:style style:name="P2" style:family="paragraph" style:parent-style-name="Standard">
      <style:paragraph-properties fo:text-align="center" style:justify-single-word="false"/>
      <style:text-properties fo:font-size="20pt" fo:language="en" fo:country="US" officeooo:paragraph-rsid="00157f86" style:font-size-asian="20pt" style:font-size-complex="20pt"/>
    </style:style>
    <style:style style:name="P3" style:family="paragraph" style:parent-style-name="Standard">
      <style:text-properties fo:language="en" fo:country="US" officeooo:paragraph-rsid="00157f86"/>
    </style:style>
    <style:style style:name="P4" style:family="paragraph" style:parent-style-name="Standard">
      <style:text-properties fo:color="#ce181e" fo:font-size="15pt" style:text-underline-style="solid" style:text-underline-width="auto" style:text-underline-color="font-color" officeooo:paragraph-rsid="00157f86" style:text-underline-mode="continuous" style:text-overline-mode="continuous" style:text-line-through-mode="continuous" style:font-size-asian="15pt" style:font-size-complex="15pt"/>
    </style:style>
    <style:style style:name="P5" style:family="paragraph" style:parent-style-name="Standard">
      <style:paragraph-properties fo:text-align="justify" style:justify-single-word="false"/>
      <style:text-properties officeooo:paragraph-rsid="00157f86"/>
    </style:style>
    <style:style style:name="P6" style:family="paragraph" style:parent-style-name="Standard" style:list-style-name="L2">
      <style:text-properties officeooo:rsid="0017f76c" officeooo:paragraph-rsid="00157f86"/>
    </style:style>
    <style:style style:name="P7" style:family="paragraph" style:parent-style-name="Standard" style:list-style-name="L6">
      <style:text-properties officeooo:rsid="001a1a80" officeooo:paragraph-rsid="00157f86"/>
    </style:style>
    <style:style style:name="P8" style:family="paragraph" style:parent-style-name="Standard" style:list-style-name="L6">
      <style:text-properties officeooo:rsid="001a3790" officeooo:paragraph-rsid="00157f86"/>
    </style:style>
    <style:style style:name="P9" style:family="paragraph" style:parent-style-name="Standard">
      <style:text-properties officeooo:paragraph-rsid="00157f86"/>
    </style:style>
    <style:style style:name="P10" style:family="paragraph" style:parent-style-name="Standard" style:list-style-name="L2">
      <style:text-properties officeooo:rsid="00157f86" officeooo:paragraph-rsid="00157f86"/>
    </style:style>
    <style:style style:name="P11" style:family="paragraph" style:parent-style-name="Standard" style:list-style-name="L5">
      <style:text-properties officeooo:rsid="00157f86" officeooo:paragraph-rsid="00157f86"/>
    </style:style>
    <style:style style:name="P12" style:family="paragraph" style:parent-style-name="Standard" style:list-style-name="L7">
      <style:text-properties officeooo:paragraph-rsid="00157f86"/>
    </style:style>
    <style:style style:name="P13" style:family="paragraph" style:parent-style-name="Standard" style:master-page-name="MP0">
      <style:paragraph-properties fo:text-align="center" style:justify-single-word="false" style:page-number="auto" fo:break-before="page"/>
      <style:text-properties officeooo:paragraph-rsid="00157f86"/>
    </style:style>
    <style:style style:name="T1" style:family="text">
      <style:text-properties officeooo:rsid="00157f86"/>
    </style:style>
    <style:style style:name="T2" style:family="text">
      <style:text-properties fo:font-size="20pt" fo:language="en" fo:country="US" style:font-size-asian="20pt" style:font-size-complex="20pt"/>
    </style:style>
    <style:style style:name="T3" style:family="text">
      <style:text-properties fo:font-size="20pt" fo:language="en" fo:country="US" officeooo:rsid="00157f86" style:font-size-asian="20pt" style:font-size-complex="20pt"/>
    </style:style>
    <style:style style:name="T4" style:family="text">
      <style:text-properties fo:font-size="20pt" fo:language="en" fo:country="US" officeooo:rsid="0018b338" style:font-size-asian="20pt" style:font-size-complex="20pt"/>
    </style:style>
    <style:style style:name="T5" style:family="text">
      <style:text-properties officeooo:rsid="001f805f"/>
    </style:style>
    <text:list-style style:name="L1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2">Test unitaire – </text:span><text:span text:style-name="T4">C</text:span><text:span text:style-name="T3">ompteur d’ennemis tués</text:span></text:p>
      <text:p text:style-name="P2">Projet Dungeon Of Cards</text:p>
      <text:p text:style-name="P3"/>
      <text:p text:style-name="P3"/>
      <text:p text:style-name="P4">Fonction testée :</text:p>
      <text:p text:style-name="P9"/>
      <text:p text:style-name="P5"><text:tab/>Le <text:span text:style-name="T1">compteur d’ennemis tués qui s’incrémente à chaque fois qu’on tue un ennemi lambda.</text:span></text:p>
      <text:p text:style-name="P9"/>
      <text:p text:style-name="P4">Cas valides :</text:p>
      <text:p text:style-name="P9"/>
      <text:list xml:id="list1372017462" text:style-name="L2">
        <text:list-item>
          <text:p text:style-name="P6">C<text:span text:style-name="T1">ompteur qui s’incrémente quand on tue n’importe quels ennemis sauf les boss.</text:span></text:p>
        </text:list-item>
        <text:list-item>
          <text:p text:style-name="P6">I<text:span text:style-name="T1">ncrémentation de la vie de 5 quand le compteur est au max.</text:span></text:p>
        </text:list-item>
        <text:list-item>
          <text:p text:style-name="P10">Incrémentation de la vie de 10 quand tous les ennemis sont tués</text:p>
        </text:list-item>
      </text:list>
      <text:p text:style-name="P9"/>
      <text:p text:style-name="P4">Cas invalides :</text:p>
      <text:p text:style-name="P9"/>
      <text:list xml:id="list1761179608" text:style-name="L5">
        <text:list-item>
          <text:p text:style-name="P11">Quand on tue le boss, le compteur ne s’incrémente pas.</text:p>
        </text:list-item>
        <text:list-item>
          <text:p text:style-name="P11">Quand on tue le boss, le joueur ne gagne pas de vie</text:p>
        </text:list-item>
        <text:list-item>
          <text:p text:style-name="P11">Quand on fuit un ennemi, le compteur ne s’incrémente pas.</text:p>
        </text:list-item>
      </text:list>
      <text:p text:style-name="P9"/>
      <text:p text:style-name="P4">Jeux de données :</text:p>
      <text:p text:style-name="P9"/>
      <text:list xml:id="list3538853129" text:style-name="L6">
        <text:list-item>
          <text:p text:style-name="P7">T<text:span text:style-name="T1">uer tous les ennemis lambda de l’étage.</text:span></text:p>
        </text:list-item>
        <text:list-item>
          <text:p text:style-name="P7">T<text:span text:style-name="T1">uer le boss selon différentes valeur du compteur.</text:span></text:p>
        </text:list-item>
        <text:list-item>
          <text:p text:style-name="P8">F<text:span text:style-name="T1">uir les ennemis selon différentes valeurs du compteur.</text:span></text:p>
        </text:list-item>
      </text:list>
      <text:p text:style-name="P9"/>
      <text:p text:style-name="P4">Résultats obtenus :</text:p>
      <text:p text:style-name="P9"/>
      <text:list xml:id="list2181476784" text:style-name="L7">
        <text:list-item>
          <text:p text:style-name="P1">L<text:span text:style-name="T1">e compteur et la vie s’incrémentent bien quand on tue les ennemis lambda.</text:span></text:p>
        </text:list-item>
        <text:list-item>
          <text:p text:style-name="P1">L<text:span text:style-name="T1">e compteur et la vie s’incrémentent pas quand on tue le boss.</text:span></text:p>
        </text:list-item>
        <text:list-item>
          <text:p text:style-name="P12"><text:span text:style-name="T5">Le compteur et la vie s’incrémentent pas quand on fuit les ennemi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family-generic="system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4-24T14:10:19.753020931</meta:creation-date>
    <dc:date>2020-04-24T14:20:37.471677446</dc:date>
    <meta:editing-duration>PT10M17S</meta:editing-duration>
    <meta:editing-cycles>1</meta:editing-cycles>
    <meta:document-statistic meta:table-count="0" meta:image-count="0" meta:object-count="0" meta:page-count="1" meta:paragraph-count="20" meta:word-count="179" meta:character-count="950" meta:non-whitespace-character-count="801"/>
    <meta:generator>LibreOffice/6.3.3.2$MacOSX_X86_64 LibreOffice_project/a64200df03143b798afd1ec74a12ab50359878ed</meta:generator>
  </office:meta>
</office:document-meta>
</file>